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8.25cm" svg:height="16.069cm" svg:x="15.914cm" svg:y="1.169cm">
            <draw:object draw:notify-on-update-of-ranges="List1.A19:List1.A19 List1.B19:List1.G19 List1.B20:List1.G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100*10^-3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ž</text:p>
          </table:table-cell>
          <table:table-cell table:formula="of:=[.C2]/[.C3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/Rž</text:p>
          </table:table-cell>
          <table:table-cell table:formula="of:=1/[.C5]" office:value-type="float" office:value="0.00416666666666667" calcext:value-type="float">
            <text:p>0,0041666666666666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(Ohm)</text:p>
          </table:table-cell>
          <table:table-cell table:formula="of:=3*[.C5]"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zv (A)</text:p>
          </table:table-cell>
          <table:table-cell table:formula="of:=[.$C$2]/[.C10]" office:value-type="float" office:value="0.0333333333333333" calcext:value-type="float">
            <text:p>0,0333333333333333</text:p>
          </table:table-cell>
          <table:table-cell table:formula="of:=[.$C$2]/[.D10]" office:value-type="float" office:value="0.3" calcext:value-type="float">
            <text:p>0,3</text:p>
          </table:table-cell>
          <table:table-cell table:formula="of:=[.$C$2]/[.E10]" office:value-type="float" office:value="0.0666666666666667" calcext:value-type="float">
            <text:p>0,0666666666666667</text:p>
          </table:table-cell>
          <table:table-cell table:formula="of:=[.$C$2]/[.F10]" office:value-type="float" office:value="0.15" calcext:value-type="float">
            <text:p>0,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zv (mA)</text:p>
          </table:table-cell>
          <table:table-cell table:formula="of:=[.C11]*1000" office:value-type="float" office:value="33.3333333333333" calcext:value-type="float">
            <text:p>33,3333333333333</text:p>
          </table:table-cell>
          <table:table-cell table:formula="of:=[.D11]*1000" office:value-type="float" office:value="300" calcext:value-type="float">
            <text:p>300</text:p>
          </table:table-cell>
          <table:table-cell table:formula="of:=[.E11]*1000" office:value-type="float" office:value="66.6666666666667" calcext:value-type="float">
            <text:p>66,6666666666667</text:p>
          </table:table-cell>
          <table:table-cell table:formula="of:=[.F11]*1000"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v (W)</text:p>
          </table:table-cell>
          <table:table-cell table:formula="of:=[.$C$2]*[.C11]" office:value-type="float" office:value="0.8" calcext:value-type="float">
            <text:p>0,8</text:p>
          </table:table-cell>
          <table:table-cell table:formula="of:=[.$C$2]*[.D11]" office:value-type="float" office:value="7.2" calcext:value-type="float">
            <text:p>7,2</text:p>
          </table:table-cell>
          <table:table-cell table:formula="of:=[.$C$2]*[.E11]" office:value-type="float" office:value="1.6" calcext:value-type="float">
            <text:p>1,6</text:p>
          </table:table-cell>
          <table:table-cell table:formula="of:=[.$C$2]*[.F1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zn (A)</text:p>
          </table:table-cell>
          <table:table-cell office:value-type="float" office:value="0.0532" calcext:value-type="float">
            <text:p>0,0532</text:p>
          </table:table-cell>
          <table:table-cell office:value-type="float" office:value="0.322" calcext:value-type="float">
            <text:p>0,322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18" calcext:value-type="float">
            <text:p>0,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 (W)</text:p>
          </table:table-cell>
          <table:table-cell table:formula="of:=24*[.C14]" office:value-type="float" office:value="1.2768" calcext:value-type="float">
            <text:p>1,2768</text:p>
          </table:table-cell>
          <table:table-cell table:formula="of:=24*[.D14]" office:value-type="float" office:value="7.728" calcext:value-type="float">
            <text:p>7,728</text:p>
          </table:table-cell>
          <table:table-cell table:formula="of:=24*[.E14]" office:value-type="float" office:value="2.0736" calcext:value-type="float">
            <text:p>2,0736</text:p>
          </table:table-cell>
          <table:table-cell table:formula="of:=24*[.F14]" office:value-type="float" office:value="4.32" calcext:value-type="float">
            <text:p>4,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[.C15]-[.C13]" office:value-type="float" office:value="0.4768" calcext:value-type="float">
            <text:p>0,4768</text:p>
          </table:table-cell>
          <table:table-cell table:formula="of:=[.D15]-[.D13]" office:value-type="float" office:value="0.528000000000001" calcext:value-type="float">
            <text:p>0,528000000000001</text:p>
          </table:table-cell>
          <table:table-cell table:formula="of:=[.E15]-[.E13]" office:value-type="float" office:value="0.4736" calcext:value-type="float">
            <text:p>0,4736</text:p>
          </table:table-cell>
          <table:table-cell table:formula="of:=[.F15]-[.F13]" office:value-type="float" office:value="0.720000000000001" calcext:value-type="float">
            <text:p>0,72000000000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style-name="ce1" table:formula="of:=100*([.C16]/[.C15])" office:value-type="float" office:value="37.34335839599" calcext:value-type="float">
            <text:p>37,3434 %</text:p>
          </table:table-cell>
          <table:table-cell table:style-name="ce2" table:formula="of:=100*([.D16]/[.D15])" office:value-type="percentage" office:value="6.83229813664597" calcext:value-type="percentage">
            <text:p>0,6832%</text:p>
          </table:table-cell>
          <table:table-cell table:style-name="ce2" table:formula="of:=100*([.E16]/[.E15])" office:value-type="percentage" office:value="22.8395061728395" calcext:value-type="percentage">
            <text:p>2,2840%</text:p>
          </table:table-cell>
          <table:table-cell table:style-name="ce2" table:formula="of:=100*([.F16]/[.F15])" office:value-type="percentage" office:value="16.6666666666667" calcext:value-type="percentage">
            <text:p>1,6667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.59" calcext:value-type="float">
            <text:p>1,59</text:p>
          </table:table-cell>
          <table:table-cell office:value-type="float" office:value="2.76" calcext:value-type="float">
            <text:p>2,76</text:p>
          </table:table-cell>
          <table:table-cell office:value-type="float" office:value="3.74" calcext:value-type="float">
            <text:p>3,74</text:p>
          </table:table-cell>
          <table:table-cell office:value-type="float" office:value="4.69" calcext:value-type="float">
            <text:p>4,69</text:p>
          </table:table-cell>
          <table:table-cell office:value-type="float" office:value="5.57" calcext:value-type="float">
            <text:p>5,57</text:p>
          </table:table-cell>
          <table:table-cell office:value-type="float" office:value="6.32" calcext:value-type="float">
            <text:p>6,3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[.B19]/120" office:value-type="float" office:value="0.01325" calcext:value-type="float">
            <text:p>0,01325</text:p>
          </table:table-cell>
          <table:table-cell table:formula="of:=[.C19]/120" office:value-type="float" office:value="0.023" calcext:value-type="float">
            <text:p>0,023</text:p>
          </table:table-cell>
          <table:table-cell table:formula="of:=[.D19]/120" office:value-type="float" office:value="0.0311666666666667" calcext:value-type="float">
            <text:p>0,0311666666666667</text:p>
          </table:table-cell>
          <table:table-cell table:formula="of:=[.E19]/120" office:value-type="float" office:value="0.0390833333333333" calcext:value-type="float">
            <text:p>0,0390833333333333</text:p>
          </table:table-cell>
          <table:table-cell table:formula="of:=[.F19]/120" office:value-type="float" office:value="0.0464166666666667" calcext:value-type="float">
            <text:p>0,0464166666666667</text:p>
          </table:table-cell>
          <table:table-cell table:formula="of:=[.G19]/120" office:value-type="float" office:value="0.0526666666666667" calcext:value-type="float">
            <text:p>0,052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percentage-style style:name="N115">
      <number:number number:decimal-places="4" number:min-decimal-places="4" number:min-integer-digits="1" number:display-factor="1000"/>
      <number:text>%</number:text>
    </number:percentage-style>
    <number:number-style style:name="N116">
      <number:number number:decimal-places="4" number:min-decimal-places="4"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20:14:14.81727139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6-16T17:40:11.013057235</meta:creation-date>
    <dc:date>2024-06-20T20:21:07.806896800</dc:date>
    <meta:editing-duration>PT1H12M14S</meta:editing-duration>
    <meta:editing-cycles>3</meta:editing-cycles>
    <meta:generator>LibreOffice/24.2.4.2$Linux_X86_64 LibreOffice_project/420$Build-2</meta:generator>
    <dc:creator>Vojtěch Vašek</dc:creator>
    <meta:document-statistic meta:table-count="1" meta:cell-count="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51cm" svg:height="16.07cm" xlink:href=".." xlink:type="simple" chart:class="chart:line" chart:style-name="ch1">
        <chart:title svg:x="12.52cm" svg:y="0.457cm" chart:style-name="ch2">
          <text:p>I = f(U) žárovky</text:p>
        </chart:title>
        <chart:subtitle svg:x="12.295cm" svg:y="1.557cm" chart:style-name="ch3">
          <text:p>při odporu 120 Ohm</text:p>
        </chart:subtitle>
        <chart:plot-area chart:style-name="ch4" table:cell-range-address="List1.A19:List1.G19 List1.B20:List1.G20" chart:data-source-has-labels="both" svg:x="1.576cm" svg:y="2.561cm" svg:width="26.11cm" svg:height="12.207cm">
          <chart:coordinate-region svg:x="2.488cm" svg:y="2.76cm" svg:width="24.866cm" svg:height="11.361cm"/>
          <chart:axis chart:dimension="x" chart:name="primary-x" chart:style-name="ch5" chartooo:axis-type="auto">
            <chartooo:date-scale/>
            <chart:title svg:x="14.137cm" svg:y="15.089cm" chart:style-name="ch6">
              <text:p>Už (V)</text:p>
            </chart:title>
            <chart:categories table:cell-range-address="List1.B19:List1.G19"/>
          </chart:axis>
          <chart:axis chart:dimension="y" chart:name="primary-y" chart:style-name="ch5">
            <chart:title svg:x="0.451cm" svg:y="9.012cm" chart:style-name="ch7">
              <text:p>I (A)</text:p>
            </chart:title>
            <chart:grid chart:style-name="ch8" chart:class="major"/>
          </chart:axis>
          <chart:series chart:style-name="ch9" chart:values-cell-range-address="List1.B20:List1.G20" loext:label-string="&quot;I (A)&quot;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(A)</text:p>
              </table:table-cell>
            </table:table-row>
          </table:table-header-rows>
          <table:table-rows>
            <table:table-row>
              <table:table-cell office:value-type="float" office:value="1.59">
                <text:p>1.59</text:p>
                <draw:g>
                  <svg:desc>List1.B19:List1.G19</svg:desc>
                </draw:g>
              </table:table-cell>
              <table:table-cell office:value-type="float" office:value="0.01325">
                <text:p>0.01325</text:p>
                <draw:g>
                  <svg:desc>List1.B20:List1.G20</svg:desc>
                </draw:g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0.0311666666666667">
                <text:p>0.0311666666666667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0.0390833333333333">
                <text:p>0.0390833333333333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0.0464166666666667">
                <text:p>0.0464166666666667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0.0526666666666667">
                <text:p>0.052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